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211" officeooo:paragraph-rsid="0017f211"/>
    </style:style>
    <style:style style:name="P2" style:family="paragraph" style:parent-style-name="Standard">
      <style:text-properties fo:font-weight="normal" officeooo:rsid="0018a87e" officeooo:paragraph-rsid="0018a87e" style:font-weight-asian="normal" style:font-weight-complex="normal"/>
    </style:style>
    <style:style style:name="P3" style:family="paragraph" style:parent-style-name="Standard">
      <style:text-properties fo:font-weight="normal" officeooo:rsid="001a4e8e" officeooo:paragraph-rsid="001a4e8e" style:font-weight-asian="normal" style:font-weight-complex="normal"/>
    </style:style>
    <style:style style:name="P4" style:family="paragraph" style:parent-style-name="Standard">
      <style:text-properties fo:font-weight="normal" officeooo:rsid="001bf117" officeooo:paragraph-rsid="001bf117" style:font-weight-asian="normal" style:font-weight-complex="normal"/>
    </style:style>
    <style:style style:name="P5" style:family="paragraph" style:parent-style-name="Standard">
      <style:text-properties fo:font-weight="normal" officeooo:rsid="001d81d8" officeooo:paragraph-rsid="001d81d8" style:font-weight-asian="normal" style:font-weight-complex="normal"/>
    </style:style>
    <style:style style:name="P6" style:family="paragraph" style:parent-style-name="Standard">
      <style:text-properties officeooo:rsid="0018a87e" officeooo:paragraph-rsid="0018a87e"/>
    </style:style>
    <style:style style:name="P7" style:family="paragraph" style:parent-style-name="Standard">
      <style:text-properties fo:font-weight="bold" officeooo:rsid="0017f211" officeooo:paragraph-rsid="0017f211" style:font-weight-asian="bold" style:font-weight-complex="bold"/>
    </style:style>
    <style:style style:name="P8" style:family="paragraph" style:parent-style-name="Standard">
      <style:text-properties fo:font-weight="bold" officeooo:rsid="0018a87e" officeooo:paragraph-rsid="0018a87e" style:font-weight-asian="bold" style:font-weight-complex="bold"/>
    </style:style>
    <style:style style:name="P9" style:family="paragraph" style:parent-style-name="Standard">
      <style:text-properties fo:font-weight="bold" officeooo:rsid="001a4e8e" officeooo:paragraph-rsid="001a4e8e" style:font-weight-asian="bold" style:font-weight-complex="bold"/>
    </style:style>
    <style:style style:name="P10" style:family="paragraph" style:parent-style-name="Standard">
      <style:text-properties fo:font-weight="bold" officeooo:paragraph-rsid="001bf117" style:font-weight-asian="bold" style:font-weight-complex="bold"/>
    </style:style>
    <style:style style:name="P11" style:family="paragraph" style:parent-style-name="Standard">
      <style:text-properties fo:font-weight="bold" officeooo:rsid="001bf117" officeooo:paragraph-rsid="001bf117" style:font-weight-asian="bold" style:font-weight-complex="bold"/>
    </style:style>
    <style:style style:name="P12" style:family="paragraph" style:parent-style-name="Standard">
      <style:text-properties fo:font-weight="bold" officeooo:rsid="001d81d8" officeooo:paragraph-rsid="001d81d8" style:font-weight-asian="bold" style:font-weight-complex="bold"/>
    </style:style>
    <style:style style:name="P13" style:family="paragraph" style:parent-style-name="Standard">
      <style:text-properties officeooo:paragraph-rsid="001bf117"/>
    </style:style>
    <style:style style:name="P14" style:family="paragraph" style:parent-style-name="Standard">
      <style:text-properties officeooo:rsid="001bf117" officeooo:paragraph-rsid="001bf117"/>
    </style:style>
    <style:style style:name="P15" style:family="paragraph" style:parent-style-name="Standard">
      <style:text-properties fo:font-size="5pt" fo:font-weight="normal" officeooo:rsid="001d81d8" officeooo:paragraph-rsid="001d81d8" style:font-size-asian="5pt" style:font-weight-asian="normal" style:font-size-complex="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117" style:font-weight-asian="normal" style:font-weight-complex="normal"/>
    </style:style>
    <style:style style:name="T3" style:family="text">
      <style:text-properties officeooo:rsid="001bf1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ggregation:<text:line-break/></text:p>
      <text:p text:style-name="P7">Macth:</text:p>
      <text:p text:style-name="P1"/>
      <text:p text:style-name="P1">O estágio representado pelo operador $match filtra os documentos da mesma maneira que os filtros no método find() .</text:p>
      <text:p text:style-name="P1"/>
      <text:p text:style-name="P1">Faz um filtro de acordo com o que foi colocado com condição.</text:p>
      <text:p text:style-name="P1"/>
      <text:p text:style-name="P1">db.articles.aggregate(</text:p>
      <text:p text:style-name="P1"><text:s text:c="2"/>[{ $match : { author : "dave" } }]</text:p>
      <text:p text:style-name="P1">);</text:p>
      <text:p text:style-name="P1"/>
      <text:p text:style-name="P1">Utilizando o AND:</text:p>
      <text:p text:style-name="P1"/>
      <text:p text:style-name="P1">db.transactions.aggregate( </text:p>
      <text:p text:style-name="P1"><text:s text:c="7"/>[ { $match: </text:p>
      <text:p text:style-name="P1"><text:tab/>{ $and: [ </text:p>
      <text:p text:style-name="P1"><text:tab/><text:tab/><text:tab/>{ bank: "JPMorgan" }, </text:p>
      <text:p text:style-name="P1"><text:tab/><text:tab/><text:tab/>{ value: { $gte: 2000 } } </text:p>
      <text:p text:style-name="P1"><text:tab/><text:tab/>] </text:p>
      <text:p text:style-name="P1"><text:tab/>}</text:p>
      <text:p text:style-name="P1"><text:s text:c="9"/>}</text:p>
      <text:p text:style-name="P1"><text:s text:c="6"/>] </text:p>
      <text:p text:style-name="P1">);</text:p>
      <text:p text:style-name="P1"/>
      <text:p text:style-name="P6">Utilizando o OR:</text:p>
      <text:p text:style-name="P6"/>
      <text:p text:style-name="P6">db.articles.aggregate(</text:p>
      <text:p text:style-name="P6"><text:s text:c="2"/>[</text:p>
      <text:p text:style-name="P6"><text:s text:c="4"/>{</text:p>
      <text:p text:style-name="P6">match: {</text:p>
      <text:p text:style-name="P6">or: [</text:p>
      <text:p text:style-name="P6"><text:s text:c="10"/>{ score: { $gt: 70, $lt: 90 } },</text:p>
      <text:p text:style-name="P6"><text:s text:c="10"/>{ views: { $gte: 1000 } }</text:p>
      <text:p text:style-name="P6"><text:s text:c="8"/>]</text:p>
      <text:p text:style-name="P6"><text:s text:c="6"/>}</text:p>
      <text:p text:style-name="P6"><text:s text:c="4"/>}</text:p>
      <text:p text:style-name="P6"><text:s text:c="2"/>]</text:p>
      <text:p text:style-name="P6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Limit:</text:p>
      <text:p text:style-name="P8"/>
      <text:p text:style-name="P2">db.transactions.aggregate(</text:p>
      <text:p text:style-name="P2"><text:s text:c="2"/>[</text:p>
      <text:p text:style-name="P2"><text:s text:c="5"/>{</text:p>
      <text:p text:style-name="P2"><text:tab/>$match: {</text:p>
      <text:p text:style-name="P2"><text:s text:c="6"/><text:tab/><text:tab/><text:tab/>value: { $gt: 1000 },</text:p>
      <text:p text:style-name="P2"><text:s text:c="3"/><text:tab/><text:tab/>},</text:p>
      <text:p text:style-name="P2"><text:s text:c="5"/>},</text:p>
      <text:p text:style-name="P2"><text:s text:c="5"/>{</text:p>
      <text:p text:style-name="P2"><text:tab/>$limit: 3,</text:p>
      <text:p text:style-name="P2"><text:s text:c="5"/>},</text:p>
      <text:p text:style-name="P2"><text:s/>] </text:p>
      <text:p text:style-name="P2">);</text:p>
      <text:p text:style-name="P2"/>
      <text:p text:style-name="P9">Group:</text:p>
      <text:p text:style-name="P9"/>
      <text:p text:style-name="P9">Contagem simples de todos os documentos na coleção:</text:p>
      <text:p text:style-name="P9"/>
      <text:p text:style-name="P3">db.sales.aggregate([</text:p>
      <text:p text:style-name="P3"><text:s text:c="2"/>{</text:p>
      <text:p text:style-name="P3">group: {</text:p>
      <text:p text:style-name="P3"><text:s text:c="6"/>_id: null,</text:p>
      <text:p text:style-name="P3"><text:s text:c="6"/>count: { $sum: 1 }</text:p>
      <text:p text:style-name="P3"><text:s text:c="4"/>}</text:p>
      <text:p text:style-name="P3"><text:s text:c="2"/>}</text:p>
      <text:p text:style-name="P3">]);</text:p>
      <text:p text:style-name="P3"/>
      <text:p text:style-name="P10"><text:span text:style-name="T3">Agrupar por ITEM <text:s/>e contando estes ITENS:</text:span></text:p>
      <text:p text:style-name="P13"><text:span text:style-name="T2"/></text:p>
      <text:p text:style-name="P13"><text:span text:style-name="T2">db.sales.aggregate([</text:span></text:p>
      <text:p text:style-name="P13"><text:span text:style-name="T2"><text:s text:c="2"/>{</text:span></text:p>
      <text:p text:style-name="P13"><text:span text:style-name="T2">group : {</text:span></text:p>
      <text:p text:style-name="P13"><text:span text:style-name="T2"><text:s text:c="6"/>_id : "$item",</text:span></text:p>
      <text:p text:style-name="P13"><text:span text:style-name="T2"><text:s text:c="6"/>count: { $sum: 1}</text:span></text:p>
      <text:p text:style-name="P13"><text:span text:style-name="T2"><text:s text:c="4"/>}</text:span></text:p>
      <text:p text:style-name="P13"><text:span text:style-name="T2"><text:s text:c="2"/>}</text:span></text:p>
      <text:p text:style-name="P13"><text:span text:style-name="T2">]);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1"><text:soft-page-break/>Somando valores:</text:p>
      <text:p text:style-name="P14"><text:span text:style-name="T1"/></text:p>
      <text:p text:style-name="P14"><text:span text:style-name="T1">db.sales.aggregate([</text:span></text:p>
      <text:p text:style-name="P14"><text:span text:style-name="T1"><text:s text:c="2"/>{</text:span></text:p>
      <text:p text:style-name="P14"><text:span text:style-name="T1">group : {</text:span></text:p>
      <text:p text:style-name="P14"><text:span text:style-name="T1"><text:s text:c="5"/><text:tab/> _id : "$item",</text:span></text:p>
      <text:p text:style-name="P14"><text:span text:style-name="T1"><text:s text:c="6"/><text:tab/>totalSaleAmount: {</text:span></text:p>
      <text:p text:style-name="P14"><text:span text:style-name="T1"><text:tab/>sum: {</text:span></text:p>
      <text:p text:style-name="P14"><text:span text:style-name="T1"><text:tab/>multiply: ["$price", "$quantity"]</text:span></text:p>
      <text:p text:style-name="P14"><text:span text:style-name="T1"><text:s text:c="8"/>}</text:span></text:p>
      <text:p text:style-name="P14"><text:span text:style-name="T1"><text:s text:c="6"/>}</text:span></text:p>
      <text:p text:style-name="P14"><text:span text:style-name="T1"><text:s text:c="4"/>}</text:span></text:p>
      <text:p text:style-name="P14"><text:span text:style-name="T1"><text:s text:c="2"/>}</text:span></text:p>
      <text:p text:style-name="P14"><text:span text:style-name="T1">]);</text:span></text:p>
      <text:p text:style-name="P14"><text:span text:style-name="T1"/></text:p>
      <text:p text:style-name="P11">Project:</text:p>
      <text:p text:style-name="P11"/>
      <text:p text:style-name="P11">Incluindo e excluindo campos:</text:p>
      <text:p text:style-name="P11"/>
      <text:p text:style-name="P4">db.books.aggregate([</text:p>
      <text:p text:style-name="P4"><text:s text:c="2"/>{</text:p>
      <text:p text:style-name="P4">project : {</text:p>
      <text:p text:style-name="P4"><text:s text:c="6"/>_id: 0,</text:p>
      <text:p text:style-name="P4"><text:s text:c="6"/>title : 1,</text:p>
      <text:p text:style-name="P4"><text:s text:c="6"/>author : 1</text:p>
      <text:p text:style-name="P4"><text:s text:c="4"/>}</text:p>
      <text:p text:style-name="P4"><text:s text:c="2"/>}</text:p>
      <text:p text:style-name="P4">]);</text:p>
      <text:p text:style-name="P4"/>
      <text:p text:style-name="P11">Excluindo campos em subdocumentos:</text:p>
      <text:p text:style-name="P11"/>
      <text:p text:style-name="P4">db.books.aggregate([</text:p>
      <text:p text:style-name="P4"><text:s text:c="2"/>{</text:p>
      <text:p text:style-name="P4">project : {</text:p>
      <text:p text:style-name="P4"><text:s text:c="6"/>"author.first": 0,</text:p>
      <text:p text:style-name="P4"><text:s text:c="6"/>copies: 0</text:p>
      <text:p text:style-name="P4"><text:s text:c="4"/>}</text:p>
      <text:p text:style-name="P4"><text:s text:c="2"/>}</text:p>
      <text:p text:style-name="P4">]);</text:p>
      <text:p text:style-name="P4"/>
      <text:p text:style-name="P11">Unwind:</text:p>
      <text:p text:style-name="P11"/>
      <text:p text:style-name="P11">Inserindo dados:</text:p>
      <text:p text:style-name="P4">db.inventory.insertOne({ _id: 7, item: "ABC1", sizes: ["S", "M", "L"] });</text:p>
      <text:p text:style-name="P4"/>
      <text:p text:style-name="P11">Utilizando Wind</text:p>
      <text:p text:style-name="P4">db.inventory.aggregate([{ $unwind : "$sizes" }]);</text:p>
      <text:p text:style-name="P4"/>
      <text:p text:style-name="P11">Retorno</text:p>
      <text:p text:style-name="P4">{ "_id" : 7, "item" : "ABC1", "sizes" : "S" }</text:p>
      <text:p text:style-name="P4">{ "_id" : 7, "item" : "ABC1", "sizes" : "M" }</text:p>
      <text:p text:style-name="P4">{ "_id" : 7, "item" : "ABC1", "sizes" : "L" }</text:p>
      <text:p text:style-name="P12"><text:soft-page-break/>LookUp:</text:p>
      <text:p text:style-name="P12"/>
      <text:p text:style-name="P5">Tabela Order:</text:p>
      <text:p text:style-name="P5"/>
      <text:p text:style-name="P5">{ _id: 1, item: "almonds", price: 12, quantity: 2 },</text:p>
      <text:p text:style-name="P5">{ _id: 2, item: "pecans", price: 20, quantity: 1 },</text:p>
      <text:p text:style-name="P5">{ _id: 3 }</text:p>
      <text:p text:style-name="P5"/>
      <text:p text:style-name="P5">Tabela Inventory</text:p>
      <text:p text:style-name="P5"/>
      <text:p text:style-name="P5">// inventory</text:p>
      <text:p text:style-name="P5">{ _id: 1, sku: "almonds", description: "product 1", instock: 120 },</text:p>
      <text:p text:style-name="P5">{ _id: 2, sku: "bread", description: "product 2", instock: 80 },</text:p>
      <text:p text:style-name="P5">{ _id: 3, sku: "cashews", description: "product 3", instock: 60 },</text:p>
      <text:p text:style-name="P5">{ _id: 4, sku: "pecans", description: "product 4", instock: 70 },</text:p>
      <text:p text:style-name="P5">{ _id: 5, sku: null, description: "Incomplete" },</text:p>
      <text:p text:style-name="P5">{ _id: 6 }</text:p>
      <text:p text:style-name="P5"/>
      <text:p text:style-name="P12">Utilizando LookUp</text:p>
      <text:p text:style-name="P5"/>
      <text:p text:style-name="P5">db.orders.aggregate([</text:p>
      <text:p text:style-name="P5"><text:s text:c="2"/>{</text:p>
      <text:p text:style-name="P5">lookup: {</text:p>
      <text:p text:style-name="P5"><text:s text:c="6"/>from: "inventory",</text:p>
      <text:p text:style-name="P5"><text:s text:c="6"/>localField: "item",</text:p>
      <text:p text:style-name="P5"><text:s text:c="6"/>foreignField: "sku",</text:p>
      <text:p text:style-name="P5"><text:s text:c="6"/>as: "inventory_docs"</text:p>
      <text:p text:style-name="P5"><text:s text:c="4"/>}</text:p>
      <text:p text:style-name="P5"><text:s text:c="2"/>}</text:p>
      <text:p text:style-name="P5">]);</text:p>
      <text:p text:style-name="P5"/>
      <text:p text:style-name="P12">Resultado</text:p>
      <text:p text:style-name="P12"/>
      <text:p text:style-name="P15">{</text:p>
      <text:p text:style-name="P15"><text:s text:c="2"/>"_id" : 1,</text:p>
      <text:p text:style-name="P15"><text:s text:c="2"/>"item" : "almonds",</text:p>
      <text:p text:style-name="P15"><text:s text:c="2"/>"price" : 12,</text:p>
      <text:p text:style-name="P15"><text:s text:c="2"/>"quantity" : 2,</text:p>
      <text:p text:style-name="P15"><text:s text:c="2"/>"inventory_docs" : [</text:p>
      <text:p text:style-name="P15"><text:s text:c="4"/>{</text:p>
      <text:p text:style-name="P15"><text:s text:c="6"/>"_id" : 1,</text:p>
      <text:p text:style-name="P15"><text:s text:c="6"/>"sku" : "almonds",</text:p>
      <text:p text:style-name="P15"><text:s text:c="6"/>"description" : "product 1",</text:p>
      <text:p text:style-name="P15"><text:s text:c="6"/>"instock" : 120</text:p>
      <text:p text:style-name="P15"><text:s text:c="4"/>}</text:p>
      <text:p text:style-name="P15"><text:s text:c="2"/>]</text:p>
      <text:p text:style-name="P15">}</text:p>
      <text:p text:style-name="P15">{</text:p>
      <text:p text:style-name="P15"><text:s text:c="2"/>"_id" : 2,</text:p>
      <text:p text:style-name="P15"><text:s text:c="2"/>"item" : "pecans",</text:p>
      <text:p text:style-name="P15"><text:s text:c="2"/>"price" : 20,</text:p>
      <text:p text:style-name="P15"><text:s text:c="2"/>"quantity" : 1,</text:p>
      <text:p text:style-name="P15"><text:s text:c="2"/>"inventory_docs" : [</text:p>
      <text:p text:style-name="P15"><text:s text:c="4"/>{</text:p>
      <text:p text:style-name="P15"><text:s text:c="6"/>"_id" : 4,</text:p>
      <text:p text:style-name="P15"><text:s text:c="6"/>"sku" : "pecans",</text:p>
      <text:p text:style-name="P15"><text:s text:c="6"/>"description" : "product 4",</text:p>
      <text:p text:style-name="P15"><text:s text:c="6"/>"instock" : 70</text:p>
      <text:p text:style-name="P15"><text:s text:c="4"/>}</text:p>
      <text:p text:style-name="P15"><text:s text:c="2"/>]</text:p>
      <text:p text:style-name="P15">}</text:p>
      <text:p text:style-name="P15">{</text:p>
      <text:p text:style-name="P15"><text:s text:c="2"/>"_id" : 3,</text:p>
      <text:p text:style-name="P15"><text:s text:c="2"/>"inventory_docs" : [</text:p>
      <text:p text:style-name="P15"><text:s text:c="4"/>{</text:p>
      <text:p text:style-name="P15"><text:s text:c="6"/>"_id" : 5,</text:p>
      <text:p text:style-name="P15"><text:s text:c="6"/>"sku" : null,</text:p>
      <text:p text:style-name="P15"><text:s text:c="6"/>"description" : "Incomplete"</text:p>
      <text:p text:style-name="P15"><text:s text:c="4"/>},</text:p>
      <text:p text:style-name="P15"><text:s text:c="4"/>{</text:p>
      <text:p text:style-name="P15"><text:s text:c="6"/>"_id" : 6</text:p>
      <text:p text:style-name="P15"><text:s text:c="4"/>}</text:p>
      <text:p text:style-name="P15"><text:s text:c="2"/>]</text:p>
      <text:p text:style-name="P1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0:59.338493118</meta:creation-date>
    <dc:date>2021-03-18T15:58:20.906156089</dc:date>
    <meta:editing-duration>PT5M11S</meta:editing-duration>
    <meta:editing-cycles>1</meta:editing-cycles>
    <meta:document-statistic meta:table-count="0" meta:image-count="0" meta:object-count="0" meta:page-count="4" meta:paragraph-count="171" meta:word-count="474" meta:character-count="2857" meta:non-whitespace-character-count="2135"/>
    <meta:generator>LibreOffice/6.4.6.2$Linux_X86_64 LibreOffice_project/40$Build-2</meta:generator>
  </office:meta>
</office:document-meta>
</file>